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303f" officeooo:paragraph-rsid="0011303f"/>
    </style:style>
    <style:style style:name="P2" style:family="paragraph" style:parent-style-name="Standard">
      <style:text-properties officeooo:paragraph-rsid="0012baac"/>
    </style:style>
    <style:style style:name="T1" style:family="text">
      <style:text-properties officeooo:rsid="0012ba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, world!</text:p>
      <text:p text:style-name="P1"/>
      <text:p text:style-name="P2"><text:span text:style-name="T1">I used this page to learn how to use textconv in Git: </text:span><text:a xlink:type="simple" xlink:href="https://git.wiki.kernel.org/index.php/Textconv" text:style-name="Internet_20_link" text:visited-style-name="Visited_20_Internet_20_Link"><text:span text:style-name="T1">https://git.wiki.kernel.org/index.php/Textconv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2:16:09.645091373</meta:creation-date>
    <dc:date>2019-05-24T12:34:08.494397665</dc:date>
    <meta:editing-duration>PT18M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15" meta:character-count="113" meta:non-whitespace-character-count="100"/>
  </office:meta>
</office:document-meta>
</file>